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15pt" fo:font-weight="bold" officeooo:rsid="001b80e0" officeooo:paragraph-rsid="00010aa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0000" loext:opacity="100%" fo:font-size="15pt" fo:font-weight="bold" officeooo:rsid="001b80e0" officeooo:paragraph-rsid="00105497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2cm" fo:margin-right="0cm" fo:text-align="start" style:justify-single-word="false" fo:text-indent="0cm" style:auto-text-indent="false"/>
      <style:text-properties fo:color="#000000" loext:opacity="100%" fo:font-size="12pt" fo:font-weight="normal" officeooo:rsid="00010aaf" officeooo:paragraph-rsid="00010aa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6c3e6" officeooo:paragraph-rsid="0006c3e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2cm" fo:margin-right="0cm" fo:text-align="start" style:justify-single-word="false" fo:text-indent="0cm" style:auto-text-indent="false"/>
      <style:text-properties fo:color="#000000" loext:opacity="100%" fo:font-size="12pt" fo:font-weight="normal" officeooo:rsid="0001686f" officeooo:paragraph-rsid="000835f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2pt" fo:font-weight="normal" officeooo:rsid="0001686f" officeooo:paragraph-rsid="000835f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835f6" officeooo:paragraph-rsid="000835f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rsid="000cc942" officeooo:paragraph-rsid="000cc942"/>
    </style:style>
    <style:style style:name="P9" style:family="paragraph" style:parent-style-name="Standard">
      <style:paragraph-properties fo:text-align="start" style:justify-single-word="false"/>
      <style:text-properties officeooo:rsid="000cc942" officeooo:paragraph-rsid="00105497"/>
    </style:style>
    <style:style style:name="P10" style:family="paragraph" style:parent-style-name="Standard">
      <style:paragraph-properties fo:text-align="start" style:justify-single-word="false"/>
      <style:text-properties officeooo:rsid="000d0507" officeooo:paragraph-rsid="000d0507"/>
    </style:style>
    <style:style style:name="P11" style:family="paragraph" style:parent-style-name="Standard">
      <style:paragraph-properties fo:text-align="start" style:justify-single-word="false"/>
      <style:text-properties officeooo:rsid="000dcb3b" officeooo:paragraph-rsid="000dcb3b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loext:opacity="100%" fo:font-size="15pt" fo:font-weight="bold" officeooo:rsid="0001686f" officeooo:paragraph-rsid="00105497" style:font-size-asian="15pt" style:font-weight-asian="bold" style:font-size-complex="15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loext:opacity="100%" fo:font-size="15pt" fo:font-weight="bold" officeooo:rsid="0005f4d2" officeooo:paragraph-rsid="000835f6" style:font-size-asian="15pt" style:font-weight-asian="bold" style:font-size-complex="15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loext:opacity="100%" fo:font-size="15pt" fo:font-weight="bold" officeooo:rsid="000835f6" officeooo:paragraph-rsid="000835f6" style:font-size-asian="15pt" style:font-weight-asian="bold" style:font-size-complex="15pt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bold" officeooo:rsid="0005f4d2" officeooo:paragraph-rsid="0005f4d2" style:font-size-asian="12pt" style:font-weight-asian="bold" style:font-size-complex="12pt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06c3e6" officeooo:paragraph-rsid="0006c3e6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0835f6" officeooo:paragraph-rsid="000835f6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margin-left="2cm" fo:margin-right="0cm" fo:text-align="start" style:justify-single-word="false" fo:text-indent="-0.635cm" style:auto-text-indent="false"/>
      <style:text-properties fo:color="#127622" loext:opacity="100%" fo:font-size="14pt" fo:font-weight="bold" officeooo:rsid="001b80e0" officeooo:paragraph-rsid="0001686f" style:font-size-asian="14pt" style:font-weight-asian="bold" style:font-size-complex="14pt" style:font-weight-complex="bold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05f4d2"/>
    </style:style>
    <style:style style:name="P20" style:family="paragraph" style:parent-style-name="Standard" style:list-style-name="L6">
      <style:paragraph-properties fo:text-align="start" style:justify-single-word="false"/>
      <style:text-properties officeooo:paragraph-rsid="000ad657"/>
    </style:style>
    <style:style style:name="P21" style:family="paragraph" style:parent-style-name="Standard" style:list-style-name="L7">
      <style:paragraph-properties fo:text-align="start" style:justify-single-word="false"/>
      <style:text-properties officeooo:paragraph-rsid="000ad657"/>
    </style:style>
    <style:style style:name="P22" style:family="paragraph" style:parent-style-name="Standard" style:list-style-name="L9">
      <style:paragraph-properties fo:text-align="start" style:justify-single-word="false"/>
      <style:text-properties officeooo:paragraph-rsid="000d0507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16f28f"/>
    </style:style>
    <style:style style:name="P24" style:family="paragraph" style:parent-style-name="Standard" style:list-style-name="L14">
      <style:paragraph-properties fo:text-align="start" style:justify-single-word="false"/>
      <style:text-properties officeooo:paragraph-rsid="0016f28f"/>
    </style:style>
    <style:style style:name="P25" style:family="paragraph" style:parent-style-name="Standard" style:list-style-name="L14">
      <style:paragraph-properties fo:text-align="start" style:justify-single-word="false"/>
      <style:text-properties officeooo:paragraph-rsid="00144c2b"/>
    </style:style>
    <style:style style:name="P26" style:family="paragraph" style:parent-style-name="Standard" style:list-style-name="L4">
      <style:paragraph-properties fo:text-align="start" style:justify-single-word="false"/>
      <style:text-properties fo:font-weight="bold" officeooo:rsid="0005f4d2" officeooo:paragraph-rsid="0005f4d2" style:font-weight-asian="bold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5pt" fo:font-weight="bold" officeooo:paragraph-rsid="000835f6" style:font-size-asian="15pt" style:font-weight-asian="bold" style:font-size-complex="15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5pt" fo:font-weight="bold" officeooo:rsid="00105497" officeooo:paragraph-rsid="00105497" style:font-size-asian="15pt" style:font-weight-asian="bold" style:font-size-complex="15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5pt" fo:font-weight="bold" officeooo:rsid="000d0507" officeooo:paragraph-rsid="000d0507" style:font-size-asian="15pt" style:font-weight-asian="bold" style:font-size-complex="15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5pt" fo:font-weight="bold" officeooo:rsid="000dcb3b" officeooo:paragraph-rsid="000dcb3b" style:font-size-asian="15pt" style:font-weight-asian="bold" style:font-size-complex="15pt" style:font-weight-complex="bold"/>
    </style:style>
    <style:style style:name="P31" style:family="paragraph" style:parent-style-name="Standard" style:list-style-name="L7">
      <style:paragraph-properties fo:text-align="start" style:justify-single-word="false"/>
      <style:text-properties officeooo:rsid="000cc942" officeooo:paragraph-rsid="000cc942"/>
    </style:style>
    <style:style style:name="P32" style:family="paragraph" style:parent-style-name="Standard" style:list-style-name="L8">
      <style:paragraph-properties fo:text-align="start" style:justify-single-word="false"/>
      <style:text-properties officeooo:rsid="000d0507" officeooo:paragraph-rsid="000d0507"/>
    </style:style>
    <style:style style:name="P33" style:family="paragraph" style:parent-style-name="Standard" style:list-style-name="L9">
      <style:paragraph-properties fo:text-align="start" style:justify-single-word="false"/>
      <style:text-properties officeooo:rsid="000d0507" officeooo:paragraph-rsid="000d0507"/>
    </style:style>
    <style:style style:name="P34" style:family="paragraph" style:parent-style-name="Standard" style:list-style-name="L10">
      <style:paragraph-properties fo:text-align="start" style:justify-single-word="false"/>
      <style:text-properties officeooo:rsid="000dcb3b" officeooo:paragraph-rsid="000dcb3b"/>
    </style:style>
    <style:style style:name="P35" style:family="paragraph" style:parent-style-name="Standard" style:list-style-name="L11">
      <style:paragraph-properties fo:text-align="start" style:justify-single-word="false"/>
      <style:text-properties officeooo:rsid="000dcb3b" officeooo:paragraph-rsid="00105497"/>
    </style:style>
    <style:style style:name="P36" style:family="paragraph" style:parent-style-name="Standard" style:list-style-name="L12">
      <style:paragraph-properties fo:text-align="start" style:justify-single-word="false"/>
      <style:text-properties officeooo:rsid="000dcb3b" officeooo:paragraph-rsid="00121de3"/>
    </style:style>
    <style:style style:name="P37" style:family="paragraph" style:parent-style-name="Standard" style:list-style-name="L12">
      <style:paragraph-properties fo:text-align="start" style:justify-single-word="false"/>
      <style:text-properties officeooo:rsid="000dcb3b" officeooo:paragraph-rsid="0016f28f"/>
    </style:style>
    <style:style style:name="T1" style:family="text">
      <style:text-properties fo:color="#000000" loext:opacity="100%" fo:font-size="12pt" fo:font-weight="normal" officeooo:rsid="0002edc6" style:font-size-asian="12pt" style:font-weight-asian="normal" style:font-size-complex="12pt" style:font-weight-complex="normal"/>
    </style:style>
    <style:style style:name="T2" style:family="text">
      <style:text-properties fo:color="#000000" loext:opacity="100%" fo:font-size="12pt" fo:font-weight="normal" officeooo:rsid="0001686f" style:font-size-asian="12pt" style:font-weight-asian="normal" style:font-size-complex="12pt" style:font-weight-complex="normal"/>
    </style:style>
    <style:style style:name="T3" style:family="text">
      <style:text-properties fo:color="#000000" loext:opacity="100%" fo:font-size="12pt" fo:font-weight="normal" officeooo:rsid="00048259" style:font-size-asian="12pt" style:font-weight-asian="normal" style:font-size-complex="12pt" style:font-weight-complex="normal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fo:color="#000000" loext:opacity="100%" fo:font-size="12pt" officeooo:rsid="00048259" style:font-size-asian="12pt" style:font-size-complex="12pt"/>
    </style:style>
    <style:style style:name="T6" style:family="text">
      <style:text-properties fo:color="#000000" loext:opacity="100%" fo:font-size="12pt" fo:font-weight="bold" officeooo:rsid="0002edc6" style:font-size-asian="12pt" style:font-weight-asian="bold" style:font-size-complex="12pt" style:font-weight-complex="bold"/>
    </style:style>
    <style:style style:name="T7" style:family="text">
      <style:text-properties officeooo:rsid="00048259"/>
    </style:style>
    <style:style style:name="T8" style:family="text">
      <style:text-properties officeooo:rsid="000904c9"/>
    </style:style>
    <style:style style:name="T9" style:family="text">
      <style:text-properties officeooo:rsid="000ad657"/>
    </style:style>
    <style:style style:name="T10" style:family="text">
      <style:text-properties officeooo:rsid="000d0507"/>
    </style:style>
    <style:style style:name="T11" style:family="text">
      <style:text-properties officeooo:rsid="00105497"/>
    </style:style>
    <style:style style:name="T12" style:family="text">
      <style:text-properties officeooo:rsid="00121de3"/>
    </style:style>
    <style:style style:name="T13" style:family="text">
      <style:text-properties officeooo:rsid="0016f28f"/>
    </style:style>
    <style:style style:name="T14" style:family="text">
      <style:text-properties fo:font-size="15pt" fo:font-weight="bold" officeooo:rsid="000dcb3b" style:font-size-asian="15pt" style:font-weight-asian="bold" style:font-size-complex="15pt" style:font-weight-complex="bold"/>
    </style:style>
    <style:style style:name="T15" style:family="text">
      <style:text-properties officeooo:rsid="00144c2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271cm" fo:text-indent="-0.635cm" fo:margin-left="5.2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6.541cm" fo:text-indent="-0.635cm" fo:margin-left="6.5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7.811cm" fo:text-indent="-0.635cm" fo:margin-left="7.8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9.081cm" fo:text-indent="-0.635cm" fo:margin-left="9.0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0.351cm" fo:text-indent="-0.635cm" fo:margin-left="10.3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5cm" fo:text-indent="-0.635cm" fo:margin-left="2.54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5cm" fo:text-indent="-0.635cm" fo:margin-left="7.62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6cm" fo:text-indent="-0.635cm" fo:margin-left="8.2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SSION <text:span text:style-name="T7">2</text:span></text:p>
      <text:p text:style-name="P2">TAKEN BY RAGAV KUMAR V</text:p>
      <text:list xml:id="list3098308002" text:style-name="L1">
        <text:list-item>
          <text:p text:style-name="P12">LINKS:</text:p>
        </text:list-item>
      </text:list>
      <text:list xml:id="list4193479622" text:style-name="L2">
        <text:list-item>
          <text:p text:style-name="P18">https://www.awwwards.com/</text:p>
        </text:list-item>
      </text:list>
      <text:p text:style-name="P3"><text:tab/>Best of best webpages will be posted here.</text:p>
      <text:list xml:id="list5235412487728" text:continue-numbering="true" text:style-name="L2">
        <text:list-item>
          <text:p text:style-name="P18">http://www.csszengarden.com/</text:p>
        </text:list-item>
      </text:list>
      <text:p text:style-name="P5"><text:tab/>It shows the power of css. How a webpage would look like without css we can understand from here.</text:p>
      <text:p text:style-name="P6"/>
      <text:list xml:id="list5233548994967" text:continue-list="list3098308002" text:style-name="L1">
        <text:list-item>
          <text:p text:style-name="P13">INSPECT ELEMENTS:</text:p>
        </text:list-item>
      </text:list>
      <text:list xml:id="list2541969802" text:style-name="L3">
        <text:list-header>
          <text:p text:style-name="P15"/>
        </text:list-header>
      </text:list>
      <text:list xml:id="list2137068706" text:style-name="L4">
        <text:list-item>
          <text:p text:style-name="P19"><text:span text:style-name="T6">TO BLOCK CSS FILE AND TO VIEW THE SKELETON OF THE PAGE</text:span><text:span text:style-name="T1">:</text:span></text:p>
          <text:list>
            <text:list-item text:start-value="1">
              <text:p text:style-name="P19"><text:span text:style-name="T2">Inspect elements – Ne</text:span><text:span text:style-name="T3">t</text:span><text:span text:style-name="T2">work Panel – </text:span><text:span text:style-name="T3">CSS</text:span><text:span text:style-name="T1">(filter) – right click </text:span><text:span text:style-name="T3">CSS</text:span><text:span text:style-name="T1"> file – Block request </text:span><text:span text:style-name="T3">URL </text:span></text:p>
            </text:list-item>
          </text:list>
        </text:list-item>
        <text:list-item>
          <text:p text:style-name="P26"><text:span text:style-name="T5">T</text:span><text:span text:style-name="T4">O CHANGE OR EDIT TEXT:</text:span></text:p>
          <text:list>
            <text:list-item text:start-value="1">
              <text:p text:style-name="P16">Inspect elements – Element – Press (select an element in the page to inspect it) icon – now select any line or anything – we can see the code written for that particular selected line – now we can edit it. </text:p>
            </text:list-item>
          </text:list>
        </text:list-item>
      </text:list>
      <text:p text:style-name="P4"/>
      <text:list xml:id="list5234682398309" text:continue-list="list5233548994967" text:style-name="L1">
        <text:list-item>
          <text:p text:style-name="P14">JAVASCRIPT BIRTH:</text:p>
        </text:list-item>
      </text:list>
      <text:list xml:id="list1559467048" text:style-name="L5">
        <text:list-item>
          <text:p text:style-name="P17">Created by netscape – 1995</text:p>
        </text:list-item>
        <text:list-item>
          <text:p text:style-name="P17">developed by Brandon Eich in 10 days</text:p>
        </text:list-item>
      </text:list>
      <text:p text:style-name="P7"/>
      <text:list xml:id="list5235146307595" text:continue-list="list5234682398309" text:style-name="L1">
        <text:list-item>
          <text:p text:style-name="P27">What happen when we open a website:</text:p>
        </text:list-item>
      </text:list>
      <text:list xml:id="list1068191061" text:style-name="L6">
        <text:list-item>
          <text:p text:style-name="P20"><text:span text:style-name="T8">when we type “google.com”, then the “google.com” will be converted into its </text:span><text:span text:style-name="T11">IP</text:span><text:span text:style-name="T8"> number by </text:span><text:span text:style-name="T11">DNS</text:span><text:span text:style-name="T8">(Domain Name Server). it is like a directory where it has all the websites and its </text:span><text:span text:style-name="T11">IP</text:span><text:span text:style-name="T8"> address.</text:span></text:p>
        </text:list-item>
        <text:list-item>
          <text:p text:style-name="P20"><text:span text:style-name="T9">So now through </text:span><text:span text:style-name="T11">TCP</text:span><text:span text:style-name="T9"> a link will forme</text:span><text:span text:style-name="T11">d</text:span><text:span text:style-name="T9"> between user and client computer. This connection will be formed by three steps,</text:span></text:p>
        </text:list-item>
      </text:list>
      <text:list xml:id="list1650811058" text:style-name="L7">
        <text:list-item>
          <text:list>
            <text:list-item>
              <text:list>
                <text:list-item>
                  <text:p text:style-name="P21"><text:span text:style-name="T11">U</text:span><text:span text:style-name="T9">ser computer sends text message to client computer.</text:span></text:p>
                </text:list-item>
                <text:list-item>
                  <text:p text:style-name="P21"><text:span text:style-name="T11">Cl</text:span><text:span text:style-name="T9">ient acknowledge it and send back another text message ag</text:span><text:span text:style-name="T11">a</text:span><text:span text:style-name="T9">in back to user.</text:span></text:p>
                </text:list-item>
                <text:list-item>
                  <text:p text:style-name="P21"><text:span text:style-name="T11">N</text:span><text:span text:style-name="T9">ow user ackno</text:span><text:span text:style-name="T11">w</text:span><text:span text:style-name="T9">ledge it and again sends back a text m</text:span><text:span text:style-name="T11">e</text:span><text:span text:style-name="T9">ssage.</text:span></text:p>
                </text:list-item>
                <text:list-item>
                  <text:p text:style-name="P21"><text:span text:style-name="T11">N</text:span><text:span text:style-name="T9">ow google start to sends the files required to view their website.</text:span></text:p>
                </text:list-item>
                <text:list-item>
                  <text:p text:style-name="P31"><text:span text:style-name="T11">T</text:span>his is the <text:span text:style-name="T11">called as the</text:span> TCP connection</text:p>
                </text:list-item>
              </text:list>
            </text:list-item>
          </text:list>
        </text:list-item>
      </text:list>
      <text:p text:style-name="P9"><text:tab/></text:p>
      <text:list xml:id="list5233961334220" text:continue-list="list5235146307595" text:style-name="L1">
        <text:list-item>
          <text:p text:style-name="P28">TCP(Transmission Control Protocol):</text:p>
        </text:list-item>
      </text:list>
      <text:p text:style-name="P9"><text:tab/>problem with this is it is slow as this connection(<text:span text:style-name="T11">t</text:span>hose three steps) has to happen again and again for every file. This may be useful for security purposes but it will be a very slow process where games and vide<text:span text:style-name="T11">o</text:span>s cannot be played smoothly.</text:p>
      <text:p text:style-name="P8"/>
      <text:list xml:id="list5233838378828" text:continue-numbering="true" text:style-name="L1">
        <text:list-item>
          <text:p text:style-name="P29">UDP<text:span text:style-name="T11">(User Datagram Protocol)</text:span>:</text:p>
        </text:list-item>
      </text:list>
      <text:list xml:id="list1443601648" text:style-name="L8">
        <text:list-item>
          <text:p text:style-name="P32">This problem of time consuming is overcome by <text:span text:style-name="T11">UDP</text:span></text:p>
        </text:list-item>
        <text:list-item>
          <text:p text:style-name="P32"><text:span text:style-name="T11">H</text:span>ere the hand shake doesn’t happen. It just send the file whoever acces<text:span text:style-name="T11">s</text:span>ing the client websites.</text:p>
        </text:list-item>
      </text:list>
      <text:p text:style-name="P10"/>
      <text:list xml:id="list2166491451" text:style-name="L9">
        <text:list-item>
          <text:p text:style-name="P22"><text:span text:style-name="T10">U</text:span><text:span text:style-name="T11">DP</text:span><text:span text:style-name="T10"> is used where lags shouldn't happen. </text:span><text:span text:style-name="T11">L</text:span><text:span text:style-name="T10">ike games and watching video</text:span></text:p>
        </text:list-item>
        <text:list-item>
          <text:p text:style-name="P33"><text:span text:style-name="T11">TCP</text:span> is used where security is important</text:p>
        </text:list-item>
      </text:list>
      <text:p text:style-name="P10"/>
      <text:p text:style-name="P10"/>
      <text:list xml:id="list5235070369154" text:continue-list="list5233838378828" text:style-name="L1">
        <text:list-item>
          <text:p text:style-name="P30"><text:soft-page-break/>MAC ADDRESS:</text:p>
        </text:list-item>
      </text:list>
      <text:p text:style-name="P11"><text:tab/>this is a<text:span text:style-name="T12">n</text:span> address given to <text:span text:style-name="T11">your</text:span> computer which doesn’t change unlike the <text:span text:style-name="T11">IP</text:span>. It is hardcoded on the network adapter.</text:p>
      <text:p text:style-name="P11"/>
      <text:list xml:id="list5233478543817" text:continue-numbering="true" text:style-name="L1">
        <text:list-item>
          <text:p text:style-name="P30">IP ADDRESS: </text:p>
        </text:list-item>
      </text:list>
      <text:p text:style-name="P11"><text:tab/><text:span text:style-name="T12">W</text:span>hich changes each time wifi reconnected. this is provided by the <text:span text:style-name="T11">isp</text:span></text:p>
      <text:p text:style-name="P11">two types,</text:p>
      <text:list xml:id="list2874324816" text:style-name="L10">
        <text:list-item>
          <text:p text:style-name="P34"><text:span text:style-name="T12">D</text:span>ynamic</text:p>
        </text:list-item>
        <text:list-item>
          <text:p text:style-name="P34"><text:span text:style-name="T12">S</text:span>tatic</text:p>
        </text:list-item>
      </text:list>
      <text:list xml:id="list5234758629956" text:continue-list="list5233478543817" text:style-name="L1">
        <text:list-item>
          <text:p text:style-name="P30">DYNAMIC:</text:p>
        </text:list-item>
      </text:list>
      <text:list xml:id="list862393714" text:style-name="L11">
        <text:list-item>
          <text:p text:style-name="P35">each time <text:span text:style-name="T11">ISP</text:span> allots a new <text:span text:style-name="T11">IP</text:span> whichever is free at that time . It may change n<text:span text:style-name="T11">e</text:span>xt time that the computer is <text:span text:style-name="T13">s</text:span>tarted again, that <text:span text:style-name="T11">previ</text:span><text:span text:style-name="T13">o</text:span><text:span text:style-name="T11">us</text:span> <text:span text:style-name="T11">IP used</text:span> could have been allotted <text:span text:style-name="T11">to</text:span> some other comp<text:span text:style-name="T11">u</text:span>ter. Dynamic is mostly used by households and general service. </text:p>
        </text:list-item>
        <text:list-item>
          <text:p text:style-name="P35"><text:span text:style-name="T11">It is </text:span>cheaper</text:p>
        </text:list-item>
      </text:list>
      <text:p text:style-name="P11"/>
      <text:list xml:id="list5234832256850" text:continue-list="list5234758629956" text:style-name="L1">
        <text:list-item>
          <text:p text:style-name="P30">STATIC:</text:p>
        </text:list-item>
      </text:list>
      <text:list xml:id="list1108946374" text:style-name="L12">
        <text:list-item>
          <text:p text:style-name="P36"><text:s/>here the <text:span text:style-name="T11">IP</text:span> will not change ever. It is mostly used by bank. So that it will be secured and no one can enter that <text:span text:style-name="T11">IP</text:span>. It will not be assigned to anyone. </text:p>
        </text:list-item>
        <text:list-item>
          <text:p text:style-name="P37">Only one permanent <text:span text:style-name="T11">IP</text:span> so that it is costly.</text:p>
          <text:p text:style-name="P37"><text:s/></text:p>
        </text:list-item>
      </text:list>
      <text:list xml:id="list5235337432719" text:continue-list="list5234832256850" text:style-name="L1">
        <text:list-item>
          <text:p text:style-name="P23"><text:span text:style-name="T14">PORT:</text:span></text:p>
        </text:list-item>
      </text:list>
      <text:list xml:id="list2719453706" text:style-name="L14">
        <text:list-item>
          <text:p text:style-name="P24"><text:span text:style-name="T15">Each application runs on different ports(will learn in detail when covering Mongo DB and React concepts).</text:span></text:p>
        </text:list-item>
        <text:list-item>
          <text:p text:style-name="P25"><text:span text:style-name="T15">Usually webpages runs on 80 port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1pt" fo:font-weight="bold" style:font-name-asian="OpenSymbol" style:font-family-asian="OpenSymbol" style:font-charset-asian="x-symbol" style:font-size-asian="9.60000038146973pt" style:font-weight-asian="bold" style:font-name-complex="OpenSymbol" style:font-family-complex="OpenSymbol" style:font-charset-complex="x-symbol" style:font-size-complex="11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8T00:52:32.303000000</dc:date>
    <meta:editing-duration>PT19M6S</meta:editing-duration>
    <meta:editing-cycles>4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48" meta:word-count="520" meta:character-count="2803" meta:non-whitespace-character-count="2345"/>
  </office:meta>
</office:document-meta>
</file>